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rebuchet MS" svg:font-family="'Trebuchet MS',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fo:orphans="2" fo:widows="2"/>
      <style:text-properties fo:font-variant="normal" fo:text-transform="none" fo:color="#333333" style:font-name="Trebuchet MS" fo:font-size="7.5pt" fo:letter-spacing="normal" fo:font-style="normal" fo:font-weight="normal"/>
    </style:style>
    <style:style style:name="P2" style:family="paragraph" style:parent-style-name="Text_20_body">
      <style:paragraph-properties fo:text-align="start" style:justify-single-word="false" fo:orphans="2" fo:widows="2"/>
    </style:style>
    <style:style style:name="P3" style:family="paragraph" style:parent-style-name="Text_20_body">
      <style:paragraph-properties fo:text-align="start" style:justify-single-word="false" fo:orphans="2" fo:widows="2" fo:padding-left="0in" fo:padding-right="0in" fo:padding-top="0in" fo:padding-bottom="0.0193in" fo:border-left="none" fo:border-right="none" fo:border-top="none" fo:border-bottom="0.0008in solid #667788"/>
    </style:style>
    <style:style style:name="P4" style:family="paragraph" style:parent-style-name="Text_20_body" style:list-style-name="L1">
      <style:paragraph-properties fo:margin-left="0in" fo:margin-right="0in" fo:margin-top="0in" fo:margin-bottom="0in" style:line-height-at-least="0.1665in" fo:text-align="start" style:justify-single-word="false" fo:orphans="2" fo:widows="2" fo:text-indent="0in" style:auto-text-indent="false"/>
      <style:text-properties fo:font-variant="normal" fo:text-transform="none" fo:color="#333333" style:font-name="Trebuchet MS" fo:font-size="10pt" fo:letter-spacing="normal" fo:font-style="normal" fo:font-weight="normal"/>
    </style:style>
    <style:style style:name="P5" style:family="paragraph" style:parent-style-name="Text_20_body" style:list-style-name="L1">
      <style:paragraph-properties fo:margin-left="0in" fo:margin-right="0in" style:line-height-at-least="0.1665in" fo:text-align="start" style:justify-single-word="false" fo:orphans="2" fo:widows="2" fo:text-indent="0in" style:auto-text-indent="false"/>
      <style:text-properties fo:font-variant="normal" fo:text-transform="none" fo:color="#333333" style:font-name="Trebuchet MS" fo:font-size="10pt" fo:letter-spacing="normal" fo:font-style="normal" fo:font-weight="normal"/>
    </style:style>
    <style:style style:name="P6" style:family="paragraph" style:parent-style-name="Heading_20_1">
      <style:text-properties fo:font-variant="normal" fo:text-transform="none" fo:color="#333333" style:font-name="Trebuchet MS" fo:font-size="7.5pt" fo:letter-spacing="-0.0102in" fo:font-style="normal" fo:font-weight="normal"/>
    </style:style>
    <style:style style:name="P7" style:family="paragraph" style:parent-style-name="Heading_20_1">
      <style:paragraph-properties fo:margin-left="0in" fo:margin-right="0in" fo:text-align="start" style:justify-single-word="false" fo:orphans="2" fo:widows="2" fo:text-indent="0in" style:auto-text-indent="false"/>
      <style:text-properties fo:font-variant="normal" fo:text-transform="none" fo:color="#333333" style:font-name="Trebuchet MS" fo:font-size="7.5pt" fo:letter-spacing="-0.0102in" fo:font-style="normal" fo:font-weight="normal"/>
    </style:style>
    <style:style style:name="T1" style:family="text">
      <style:text-properties fo:font-variant="normal" fo:text-transform="none" fo:color="#333333" style:font-name="Trebuchet MS" fo:font-size="7.5pt" fo:letter-spacing="normal" fo:font-style="normal" fo:font-weight="normal"/>
    </style:style>
    <style:style style:name="T2" style:family="text">
      <style:text-properties fo:font-variant="normal" fo:text-transform="none" fo:color="#667788" style:text-line-through-style="none" style:font-name="Trebuchet MS" fo:font-size="7.5pt" fo:letter-spacing="normal" fo:font-style="normal" style:text-underline-style="none" fo:font-weight="normal" style:text-blinking="fals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peer protocol</text:h>
      <text:section text:style-name="Sect1" text:name="peer-protocol">
        <text:p text:style-name="P3"><text:span text:style-name="T1">BitTorrent's peer protocol operates over TCP or </text:span><text:a xlink:type="simple" xlink:href="http://www.bittorrent.org/beps/bep_0029.html" text:style-name="Internet_20_link" text:visited-style-name="Visited_20_Internet_20_Link"><text:span text:style-name="T2">uTP</text:span></text:a><text:span text:style-name="T1">.</text:span></text:p>
        <text:p text:style-name="P1">Peer connections are symmetrical. Messages sent in both directions look the same, and data can flow in either direction.</text:p>
        <text:p text:style-name="P1">The peer protocol refers to pieces of the file by index as described in the metainfo file, starting at zero. When a peer finishes downloading a piece and checks that the hash matches, it announces that it has that piece to all of its peers.</text:p>
        <text:p text:style-name="P1">Connections contain two bits of state on either end: choked or not, and interested or not. Choking is a notification that no data will be sent until unchoking happens. The reasoning and common techniques behind choking are explained later in this document.</text:p>
        <text:p text:style-name="P1">Data transfer takes place whenever one side is interested and the other side is not choking. Interest state must be kept up to date at all times - whenever a downloader doesn't have something they currently would ask a peer for in unchoked, they must express lack of interest, despite being choked. Implementing this properly is tricky, but makes it possible for downloaders to know which peers will start downloading immediately if unchoked.</text:p>
        <text:p text:style-name="P1">Connections start out choked and not interested.</text:p>
        <text:p text:style-name="P1">When data is being transferred, downloaders should keep several piece requests queued up at once in order to get good TCP performance (this is called 'pipelining'.) On the other side, requests which can't be written out to the TCP buffer immediately should be queued up in memory rather than kept in an application-level network buffer, so they can all be thrown out when a choke happens.</text:p>
        <text:p text:style-name="P1">The peer wire protocol consists of a handshake followed by a never-ending stream of length-prefixed messages. The handshake starts with character ninteen (decimal) followed by the string 'BitTorrent protocol'. The leading character is a length prefix, put there in the hope that other new protocols may do the same and thus be trivially distinguishable from each other.</text:p>
        <text:p text:style-name="P1">All later integers sent in the protocol are encoded as four bytes big-endian.</text:p>
        <text:p text:style-name="P1">After the fixed headers come eight reserved bytes, which are all zero in all current implementations. If you wish to extend the protocol using these bytes, please coordinate with Bram Cohen to make sure all extensions are done compatibly.</text:p>
        <text:p text:style-name="P2"><text:span text:style-name="T1">Next comes the 20 byte sha1 hash of the bencoded form of the info value from the metainfo file. (This is the same value which is announced as </text:span><text:span text:style-name="Teletype"><text:span text:style-name="T1">info_hash</text:span></text:span><text:span text:style-name="T1"> to the tracker, only here it's raw instead of quoted here). If both sides don't send the same value, they sever the connection. The one possible exception is if a downloader wants to do multiple downloads over a single port, they may wait for incoming connections to give a download hash first, and respond with the same one if it's in their list.</text:span></text:p>
        <text:p text:style-name="P1">After the download hash comes the 20-byte peer id which is reported in tracker requests and contained in peer lists in tracker responses. If the receiving side's peer id doesn't match the one the initiating side expects, it severs the connection.</text:p>
        <text:p text:style-name="P1">That's it for handshaking, next comes an alternating stream of length prefixes and messages. Messages of length zero are keepalives, and ignored. Keepalives are generally sent once every two minutes, but note that timeouts can be done much more quickly when data is expected.</text:p>
      </text:section>
      <text:section text:style-name="Sect1" text:name="peer-messages">
        <text:h text:style-name="P7" text:outline-level="1">peer messages</text:h>
        <text:p text:style-name="P1">All non-keepalive messages start with a single byte which gives their type.</text:p>
        <text:p text:style-name="P1">The possible values are:</text:p>
        <text:list xml:id="list7870060768671482078" text:style-name="L1">
          <text:list-item>
            <text:p text:style-name="P4">0 - choke</text:p>
          </text:list-item>
          <text:list-item>
            <text:p text:style-name="P4">1 - unchoke</text:p>
          </text:list-item>
          <text:list-item>
            <text:p text:style-name="P4">2 - interested</text:p>
          </text:list-item>
          <text:list-item>
            <text:p text:style-name="P4">3 - not interested</text:p>
          </text:list-item>
          <text:list-item>
            <text:p text:style-name="P4">4 - have</text:p>
          </text:list-item>
          <text:list-item>
            <text:p text:style-name="P4">5 - bitfield</text:p>
          </text:list-item>
          <text:list-item>
            <text:p text:style-name="P4">6 - request</text:p>
          </text:list-item>
          <text:list-item>
            <text:p text:style-name="P4">7 - piece</text:p>
          </text:list-item>
          <text:list-item>
            <text:p text:style-name="P5">8 - cancel</text:p>
          </text:list-item>
        </text:list>
        <text:p text:style-name="P1">'choke', 'unchoke', 'interested', and 'not interested' have no payload.</text:p>
        <text:p text:style-name="P1">'bitfield' is only ever sent as the first message. Its payload is a bitfield with each index that downloader has sent set to one and the rest set to zero. Downloaders which don't have anything yet may skip the 'bitfield' message. The first byte of the bitfield corresponds to indices 0 - 7 from high bit to low bit, respectively. The next one 8-15, etc. Spare bits at the end are set to zero.</text:p>
        <text:p text:style-name="P1">The 'have' message's payload is a single number, the index which that downloader just completed and checked the hash of.</text:p>
        <text:p text:style-name="P1">'request' messages contain an index, begin, and length. The last two are byte offsets. Length is generally a power of two unless it gets truncated by the end of the file. All current implementations use 2^14 (16 kiB), and close connections which request an amount greater than that.</text:p>
        <text:p text:style-name="P1">'cancel' messages have the same payload as request messages. They are generally only sent towards the end of a download, during what's called 'endgame mode'. When a download is almost complete, there's a tendency for the last few pieces to all be downloaded off a single hosed modem line, taking a very long time. To make sure the last few pieces come in quickly, once requests for all pieces a given downloader doesn't have yet are currently pending, it sends requests for everything to everyone it's downloading from. To keep this from becoming horribly inefficient, it sends cancels to everyone else every time a piece arrives.</text:p>
        <text:p text:style-name="P1">'piece' messages contain an index, begin, and piece. Note that they are correlated with request messages implicitly. It's possible for an unexpected piece to arrive if choke and unchoke messages are sent in quick succession and/or transfer is going very slowly.</text:p>
        <text:p text:style-name="P1">Downloaders generally download pieces in random order, which does a reasonably good job of keeping them from having a strict subset or superset of the pieces of any of their peers.</text:p>
        <text:p text:style-name="P1"><text:soft-page-break/>Choking is done for several reasons. TCP congestion control behaves very poorly when sending over many connections at once. Also, choking lets each peer use a tit-for-tat-ish algorithm to ensure that they get a consistent download rate.</text:p>
        <text:p text:style-name="P1">The choking algorithm described below is the currently deployed one. It is very important that all new algorithms work well both in a network consisting entirely of themselves and in a network consisting mostly of this one.</text:p>
        <text:p text:style-name="P1">There are several criteria a good choking algorithm should meet. It should cap the number of simultaneous uploads for good TCP performance. It should avoid choking and unchoking quickly, known as 'fibrillation'. It should reciprocate to peers who let it download. Finally, it should try out unused connections once in a while to find out if they might be better than the currently used ones, known as optimistic unchoking.</text:p>
        <text:p text:style-name="P1">The currently deployed choking algorithm avoids fibrillation by only changing who's choked once every ten seconds. It does reciprocation and number of uploads capping by unchoking the four peers which it has the best download rates from and are interested. Peers which have a better upload rate but aren't interested get unchoked and if they become interested the worst uploader gets choked. If a downloader has a complete file, it uses its upload rate rather than its download rate to decide who to unchoke.</text:p>
        <text:p text:style-name="P1">For optimistic unchoking, at any one time there is a single peer which is unchoked regardless of its upload rate (if interested, it counts as one of the four allowed downloaders.) Which peer is optimistically unchoked rotates every 30 seconds. To give them a decent chance of getting a complete piece to upload, new connections are three times as likely to start as the current optimistic unchoke as anywhere else in the rotation.</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rebuchet MS" svg:font-family="'Trebuchet MS',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9S</meta:editing-duration>
    <meta:editing-cycles>3</meta:editing-cycles>
    <meta:generator>OpenOffice/4.1.5$Win32 OpenOffice.org_project/415m1$Build-9789</meta:generator>
    <dc:date>2018-04-27T00:16:00.96</dc:date>
    <meta:printed-by>Quan Bui</meta:printed-by>
    <meta:print-date>2018-04-27T00:15:54.17</meta:print-date>
    <meta:document-statistic meta:table-count="0" meta:image-count="0" meta:object-count="0" meta:page-count="2" meta:paragraph-count="38" meta:word-count="1232" meta:character-count="7241"/>
    <dc:creator>Quan Bui</dc:creator>
    <meta:user-defined meta:name="Info 1"/>
    <meta:user-defined meta:name="Info 2"/>
    <meta:user-defined meta:name="Info 3"/>
    <meta:user-defined meta:name="Info 4"/>
  </office:meta>
</office:document-meta>
</file>